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Lohit Devanagari1" svg:font-family="'Lohit Devanagari'"/>
    <style:font-face style:name="Open Sans" svg:font-family="'Open Sans', sans-serif, Helvetica, Arial"/>
    <style:font-face style:name="Roboto" svg:font-family="Roboto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2">
      <style:text-properties fo:font-variant="normal" fo:text-transform="none" fo:color="#000000" style:font-name="Times New Roman" fo:font-size="13pt" fo:letter-spacing="normal" fo:font-style="normal" fo:font-weight="normal" officeooo:rsid="001815ab" officeooo:paragraph-rsid="001815ab" style:font-size-asian="13pt" style:font-weight-asian="normal" style:font-size-complex="13pt" style:font-weight-complex="normal"/>
    </style:style>
    <style:style style:name="P2" style:family="paragraph" style:parent-style-name="Standard" style:list-style-name="L2">
      <style:text-properties fo:color="#000000" style:font-name="Times New Roman" fo:font-size="13pt" fo:font-weight="normal" officeooo:paragraph-rsid="001815ab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84214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Times New Roman" fo:font-size="13pt" fo:letter-spacing="normal" fo:font-style="normal" fo:font-weight="normal" officeooo:paragraph-rsid="00133557" style:font-size-asian="13pt" style:font-size-complex="13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3pt" fo:letter-spacing="normal" fo:font-style="normal" fo:font-weight="normal" officeooo:paragraph-rsid="00133557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3pt" fo:letter-spacing="normal" fo:font-style="normal" fo:font-weight="normal" officeooo:paragraph-rsid="00151c8c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3pt" fo:letter-spacing="normal" fo:font-style="normal" fo:font-weight="normal" officeooo:rsid="00151c8c" officeooo:paragraph-rsid="00151c8c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Times New Roman" fo:font-size="13pt" fo:letter-spacing="normal" fo:font-style="normal" fo:font-weight="normal" officeooo:rsid="00151c8c" officeooo:paragraph-rsid="00184214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color="#000000" style:font-name="Times New Roman" fo:font-size="13pt" fo:font-weight="normal" officeooo:paragraph-rsid="00133557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size="15pt" style:text-underline-style="solid" style:text-underline-width="auto" style:text-underline-color="font-color" fo:font-weight="bold" officeooo:paragraph-rsid="00184214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officeooo:rsid="001815ab"/>
    </style:style>
    <style:style style:name="T3" style:family="text">
      <style:text-properties fo:color="#333333" fo:font-weight="bold"/>
    </style:style>
    <style:style style:name="T4" style:family="text">
      <style:text-properties fo:font-weight="bold" officeooo:rsid="00184214" style:font-weight-asian="bold" style:font-weight-complex="bold"/>
    </style:style>
    <style:style style:name="T5" style:family="text">
      <style:text-properties officeooo:rsid="00151c8c"/>
    </style:style>
    <style:style style:name="T6" style:family="text">
      <style:text-properties officeooo:rsid="001815ab"/>
    </style:style>
    <style:style style:name="T7" style:family="text">
      <style:text-properties officeooo:rsid="00184214"/>
    </style:style>
    <style:style style:name="T8" style:family="text">
      <style:text-properties style:font-weight-asian="normal" style:font-weight-complex="normal"/>
    </style:style>
    <style:style style:name="T9" style:family="text">
      <style:text-properties officeooo:rsid="001815ab" style:font-weight-asian="normal" style:font-weight-complex="normal"/>
    </style:style>
    <style:style style:name="T10" style:family="text">
      <style:text-properties officeooo:rsid="00184214" style:font-weight-asian="normal" style:font-weight-complex="normal"/>
    </style:style>
    <style:style style:name="T11" style:family="text">
      <style:text-properties officeooo:rsid="00193c79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7">Introduction to </text:span><text:span text:style-name="T11">I.C.T</text:span></text:p>
      <text:p text:style-name="P10"><text:span text:style-name="T11">self </text:span><text:span text:style-name="T7">assessment task.</text:span></text:p>
      <text:p text:style-name="P3"/>
      <text:p text:style-name="P3"/>
      <text:p text:style-name="P3"><text:span text:style-name="T4">Instructions : Answer all the questions .</text:span><text:line-break/></text:p>
      <text:p text:style-name="P4"><text:span text:style-name="T9">1) </text:span><text:span text:style-name="T8">Define the following terms . </text:span><text:span text:style-name="T10">(5mks)</text:span></text:p>
      <text:list xml:id="list1753747511" text:style-name="L2">
        <text:list-item>
          <text:p text:style-name="P1">Ict</text:p>
        </text:list-item>
        <text:list-item>
          <text:p text:style-name="P1">Computer</text:p>
        </text:list-item>
        <text:list-item>
          <text:p text:style-name="P1">Data</text:p>
        </text:list-item>
        <text:list-item>
          <text:p text:style-name="P1">Information</text:p>
        </text:list-item>
        <text:list-item>
          <text:p text:style-name="P2"><text:span text:style-name="T2">Peripheral devices</text:span></text:p>
        </text:list-item>
      </text:list>
      <text:p text:style-name="P9"><text:span text:style-name="T1"/></text:p>
      <text:p text:style-name="P5"><text:span text:style-name="T6">2) a)</text:span> What did first generation of computer used to store data ?<text:span text:style-name="T7">(1mk)</text:span></text:p>
      <text:p text:style-name="P5"><text:span text:style-name="T6"><text:s text:c="5"/>b)</text:span>What were the characteristics of first generation computers?<text:span text:style-name="T7">(4mks)</text:span></text:p>
      <text:p text:style-name="P7"/>
      <text:p text:style-name="P7"><text:span text:style-name="T6">3) a)</text:span>What is booting.<text:span text:style-name="T7">(1mk)</text:span></text:p>
      <text:p text:style-name="P6"><text:span text:style-name="T5"><text:s text:c="4"/></text:span><text:span text:style-name="T6">b)</text:span><text:span text:style-name="T5">State and explain various t</text:span>ypes of booting. <text:span text:style-name="T7">(4mks)</text:span></text:p>
      <text:p text:style-name="P6"><text:span text:style-name="T5"><text:s text:c="4"/></text:span><text:span text:style-name="T6">c)</text:span><text:span text:style-name="T5">Explain with examples five categories of keyboard keys.</text:span> <text:span text:style-name="T7">(5mks)</text:span></text:p>
      <text:p text:style-name="P6"/>
      <text:p text:style-name="P6"><text:span text:style-name="T6">4) a)</text:span><text:span text:style-name="T5">Discuss various components of computer system (6mks)</text:span></text:p>
      <text:p text:style-name="P7"><text:s text:c="5"/><text:span text:style-name="T6">b)</text:span>Name three factors one would consider when selecting data entry method. <text:s text:c="2"/><text:span text:style-name="T7">(3mks)</text:span> <text:s text:c="12"/><text:span text:style-name="T6"><text:s text:c="97"/></text:span></text:p>
      <text:p text:style-name="P7"><text:span text:style-name="T6"><text:s text:c="4"/>c)</text:span>Describe two situations in which speech recognition devices may be useful as a method <text:s/></text:p>
      <text:p text:style-name="P7"><text:s text:c="6"/><text:span text:style-name="T6">of data entry. </text:span><text:span text:style-name="T7">(1mk)</text:span></text:p>
      <text:p text:style-name="P7"/>
      <text:p text:style-name="P7"><text:span text:style-name="T6">5) a)</text:span>What is the meaning of CPU. <text:span text:style-name="T7">(1mk)</text:span></text:p>
      <text:p text:style-name="P7"><text:s text:c="4"/><text:span text:style-name="T6">b)</text:span>Describe three functions performed by CPU. <text:s/><text:span text:style-name="T7">(5mks)</text:span></text:p>
      <text:p text:style-name="P7"><text:s text:c="4"/><text:span text:style-name="T6">c)</text:span>Explain the functions performed by <text:span text:style-name="T7">the following units (3mks)</text:span></text:p>
      <text:p text:style-name="P7"><text:tab/>a)the Control Unit</text:p>
      <text:p text:style-name="P7"><text:tab/>b)the Arithmetic and Logic Unit</text:p>
      <text:p text:style-name="P7"><text:tab/>c)the Main Memory</text:p>
      <text:p text:style-name="P7"/>
      <text:p text:style-name="P7"><text:span text:style-name="T6">6) a)</text:span>Distinguish between primary memory and secondary storage devices. <text:s text:c="2"/><text:span text:style-name="T7">(2mks)</text:span></text:p>
      <text:p text:style-name="P7"><text:s text:c="4"/><text:span text:style-name="T6">b) </text:span>Describe three precautions you would take to avoid damaging the hard disk. <text:span text:style-name="T7">(2mks)</text:span></text:p>
      <text:p text:style-name="P7"><text:s text:c="4"/><text:span text:style-name="T6">c) </text:span>Differentiate between system software and application software. <text:span text:style-name="T7">(2mks)</text:span></text:p>
      <text:p text:style-name="P7"><text:s text:c="4"/><text:span text:style-name="T7">d) </text:span>In reference to arithmetic and logic unit, explain the meaning of logic operations and <text:s text:c="3"/>give an example of this processing operation. <text:span text:style-name="T7">(4mks)</text:span></text:p>
      <text:p text:style-name="P8"><text:span text:style-name="T7">7) </text:span>Which leading computer software businesses created programs like Spread Sheet, Word and Power point? <text:s text:c="6"/><text:span text:style-name="T7">(1mk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Lohit Devanagari1" svg:font-family="'Lohit Devanagari'"/>
    <style:font-face style:name="Open Sans" svg:font-family="'Open Sans', sans-serif, Helvetica, Arial"/>
    <style:font-face style:name="Roboto" svg:font-family="Roboto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09:44:13.719276738</meta:creation-date>
    <dc:date>2021-09-17T10:53:53.721316302</dc:date>
    <meta:editing-duration>PT1M53S</meta:editing-duration>
    <meta:editing-cycles>1</meta:editing-cycles>
    <meta:document-statistic meta:table-count="0" meta:image-count="0" meta:object-count="0" meta:page-count="1" meta:paragraph-count="29" meta:word-count="218" meta:character-count="1584" meta:non-whitespace-character-count="1222"/>
    <meta:generator>LibreOffice/6.4.7.2$Linux_X86_64 LibreOffice_project/40$Build-2</meta:generator>
  </office:meta>
</office:document-meta>
</file>